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list-style-name="LFO1" style:family="paragraph">
      <style:paragraph-properties fo:text-align="justify"/>
    </style:style>
    <style:style style:name="P7" style:parent-style-name="Standard" style:list-style-name="LFO1" style:family="paragraph">
      <style:paragraph-properties fo:text-align="justify"/>
    </style:style>
    <style:style style:name="P8" style:parent-style-name="Standard" style:list-style-name="LFO1"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text-properties fo:font-weight="bold" style:font-weight-asian="bold" style:font-weight-complex="bold"/>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text-properties fo:font-weight="bold" style:font-weight-asian="bold" style:font-weight-complex="bold"/>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T114" style:parent-style-name="StrongEmphasis" style:family="text">
      <style:text-properties fo:font-weight="normal" style:font-weight-asian="normal" style:font-weight-complex="normal"/>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T120" style:parent-style-name="DefaultParagraphFont" style:family="text">
      <style:text-properties style:text-position="super 66.6%"/>
    </style:style>
    <style:style style:name="P121" style:parent-style-name="Standard" style:family="paragraph">
      <style:paragraph-properties fo:text-align="justify"/>
    </style:style>
    <style:style style:name="T122" style:parent-style-name="DefaultParagraphFont" style:family="text">
      <style:text-properties style:text-position="super 66.6%"/>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T143" style:parent-style-name="DefaultParagraphFont" style:family="text">
      <style:text-properties style:text-position="super 66.6%"/>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T148" style:parent-style-name="DefaultParagraphFont" style:family="text">
      <style:text-properties style:text-position="super 66.6%"/>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T154" style:parent-style-name="DefaultParagraphFont" style:family="text">
      <style:text-properties style:text-position="super 66.6%"/>
    </style:style>
    <style:style style:name="T155" style:parent-style-name="DefaultParagraphFont" style:family="text">
      <style:text-properties style:text-position="super 66.6%"/>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T159" style:parent-style-name="DefaultParagraphFont" style:family="text">
      <style:text-properties fo:font-weight="bold" style:font-weight-asian="bold" style:font-weight-complex="bold"/>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office:automatic-styles>
  <office:body>
    <office:text text:use-soft-page-breaks="true">
      <text:p text:style-name="P1">Good morning everyone, my name is LE Van Linh.</text:p>
      <text:p text:style-name="P2">I am the third year PhD student in MorphoBoid Group at Image and Sound Team, LaBRI.</text:p>
      <text:p text:style-name="P3">Before presenting to my work, I would like to<text:s/>present several information about MorphoBoid Group where I work during my PhD.</text:p>
      <text:p text:style-name="P4"/>
      <text:p text:style-name="P5">Slide 0:</text:p>
      <text:list text:style-name="LFO1" text:continue-numbering="true">
        <text:list-item>
          <text:p text:style-name="P6">MorphoBoid group studies the techniques to automatically process images in different application domains: biology, medicine, archaelogy</text:p>
        </text:list-item>
        <text:list-item>
          <text:p text:style-name="P7">To work on the images, we are following on two main groups of techniques: image processing and deep learning methods.</text:p>
        </text:list-item>
        <text:list-item>
          <text:p text:style-name="P8">Currently, our group is working on a collaboration project with the biologist; a project on MRI brain images; a collaboration to analysis heterogenenous data; and a collaborations with the archologist to assembling ancient document fragments.</text:p>
        </text:list-item>
      </text:list>
      <text:p text:style-name="P9"><text:s/></text:p>
      <text:p text:style-name="P10">Come back to my work, I work in the DevMAP project, a collaboration project with biologists to automatically identify the landmarks on beetle images.</text:p>
      <text:p text:style-name="P11">This is a collaborative-research with Marie BEURTON-AIMAR, Akka ZEMMARI, who are my Phd supervisors and Nicolas PARISEY, a researcher in agronomy.</text:p>
      <text:p text:style-name="P12"/>
      <text:p text:style-name="P13">Slide 1</text:p>
      <text:p text:style-name="P14">In this research, the biologists have chosen morphometric analysis to study the interactions between morphometry of species and the environment factors. The characteristics that we can take into account can be shape, size, or landmarks.</text:p>
      <text:p text:style-name="P15">What is a landmarks?</text:p>
      <text:p text:style-name="P16">A landmark is a kind of point of interest defined by the biologists.</text:p>
      <text:p text:style-name="P17">You can see here, we have two examples of landmarks.</text:p>
      <text:p text:style-name="P18">In the<text:s/>first case, that is the intersection of veins on a fly wing.</text:p>
      <text:p text:style-name="P19">In the second case, that is 8 landmarks on a pronotum image.</text:p>
      <text:p text:style-name="P20"/>
      <text:p text:style-name="P21">Slide 2</text:p>
      <text:p text:style-name="P22">In this project, we work on a dataset includes 293 beetle images.</text:p>
      <text:p text:style-name="P23">For each beetle, we have captured 5 images corresponding<text:s/>to 5 parts of it.</text:p>
      <text:p text:style-name="P24">All the images have been taken with the same camera in the same conditions.</text:p>
      <text:p text:style-name="P25">In this study, we focus on three part of beetle: elytra, head and pronotum as you see in the slide.</text:p>
      <text:p text:style-name="P26">For each part, a set of manual landmarks have been provided by<text:s/>biologists.</text:p>
      <text:p text:style-name="P27"/>
      <text:p text:style-name="P28">Slide 3</text:p>
      <text:p text:style-name="P29">3-1</text:p>
      <text:p text:style-name="P30">Until now, the landmarks in the biology images are mostly defined by manual operation.</text:p>
      <text:p text:style-name="P31">The operations are time-consuming and difficult to<text:s/><text:bookmark-start text:name="__DdeLink__793_1690356959"/>reproduce<text:bookmark-end text:name="__DdeLink__793_1690356959"/></text:p>
      <text:p text:style-name="P32"/>
      <text:p text:style-name="P33">Another way to automatize the landmarks is using image processing techniques.</text:p>
      <text:p text:style-name="P34">We<text:s/>have developed a method in IM and it has provided the success on the mandibles. However, it meet difficulties when we apply on other parts.</text:p>
      <text:p text:style-name="P35"/>
      <text:p text:style-name="P36">The reasons: the images are not precised and difficult to segment.</text:p>
      <text:p text:style-name="P37">In addition, the landmarks are set both on the shape and inside the object.</text:p>
      <text:p text:style-name="P38"/>
      <text:p text:style-name="P39"/>
      <text:soft-page-break/>
      <text:p text:style-name="P40">3-2</text:p>
      <text:p text:style-name="P41">So, the question is how to automatically predict the landmarks without segmentation step?</text:p>
      <text:p text:style-name="P42">In this presentation, I will describe the method that we have chosen to solve this question and how to implement it.</text:p>
      <text:p text:style-name="P43"/>
      <text:p text:style-name="P44">Slide 4</text:p>
      <text:p text:style-name="P45">Before<text:s/>going deeper in our method, I will present firstly a short summary about deep learning and the convolutional neural network.</text:p>
      <text:p text:style-name="P46">Then, I will present the network that <text:s/>we have used to predict the landmarks on images.</text:p>
      <text:p text:style-name="P47">In this part, I will also talk about the process to augment our<text:s/>dataset</text:p>
      <text:p text:style-name="P48">At the end, I will describe the results that we have obtained and the process to improve the results.</text:p>
      <text:p text:style-name="P49"/>
      <text:p text:style-name="P50">Slide 5</text:p>
      <text:p text:style-name="P51">5-1</text:p>
      <text:p text:style-name="P52">Currently, deep learning is considered as a class of machine learning methods.</text:p>
      <text:p text:style-name="P53">It uses a cascade of layers to extract<text:s/>and to transform image features.</text:p>
      <text:p text:style-name="P54">The output of a layer could be used as input of the next layer.</text:p>
      <text:p text:style-name="P55">Like other machine learning methods, deep learning can also learn in supervised or unsupervised mode.</text:p>
      <text:p text:style-name="P56">5-2</text:p>
      <text:p text:style-name="P57">From the beginning until now, deep learning have been<text:s/>applied for many tasks in different topics, for examples, computer vision, speech recognition, or language translation,…</text:p>
      <text:p text:style-name="P58"/>
      <text:p text:style-name="P59">Slide 6</text:p>
      <text:p text:style-name="P60">In the variant architectures of network in deep learning, CNNs are known as the most popular architecture for processing on image or video data.</text:p>
      <text:p text:style-name="P61">A CNN usually contains an input, an output and multiple hidden layers between input and output.</text:p>
      <text:p text:style-name="P62">The computing in CNN effects in 3 dimensions: width, height and depth of the input</text:p>
      <text:p text:style-name="P63">The layers that are frequently used as hidden layers in CNN are CONV, POOLING, DROPOUT layers.</text:p>
      <text:p text:style-name="P64">The image in this slide presents an simple architecture of CNN. It includes an input, an output and two hidden layers</text:p>
      <text:p text:style-name="P65"/>
      <text:p text:style-name="P66">Slide 7</text:p>
      <text:p text:style-name="P67">7-1</text:p>
      <text:p text:style-name="P68">Based on the knowledge about deep learning and CNN, we have tried some well-known network architectures to predict the landmarks.</text:p>
      <text:p text:style-name="P69">The network<text:s/>is<text:s/>a combination of CONV layers, max POOLING layers and full-connected layers.</text:p>
      <text:p text:style-name="P70">The network was able to predict the landmarks on images but the quality of predicted coordinates have not been evaluated as enough precise.</text:p>
      <text:p text:style-name="P71">We have also tried to adjust the parameters values without real improvement.</text:p>
      <text:p text:style-name="P72"/>
      <text:p text:style-name="P73">Slide 8</text:p>
      <text:p text:style-name="P74">After several testing, we have decided to proposed a new architecture based on the concept of <text:s/>“elementary block”. An elementary block includes a<text:s/>CONV layer, a max POOL layer and a DROPOUT layer.</text:p>
      <text:p text:style-name="P75"/>
      <text:p text:style-name="P76">Slide 9</text:p>
      <text:p text:style-name="P77">For our objective, we have composed 3 elementary blocks, followed by 3 full-connected layers and a dropout layers. The <text:s/>output of the last FC layer is corresponding to the number of the landmarks that we would like to predict.</text:p>
      <text:p text:style-name="P78"/>
      <text:p text:style-name="P79">Slide 10</text:p>
      <text:p text:style-name="P80">10-1</text:p>
      <text:p text:style-name="P81">Before to jump to the results, I would like to explain the method that we have used to augment the data</text:p>
      <text:p text:style-name="P82">As mentioned before, we have only 293 RGB images.</text:p>
      <text:p text:style-name="P83">This number is large in the point view of manual<text:s/>operation but it is really too small in deep learning context.</text:p>
      <text:p text:style-name="P84">So, we have proposed 2 strategies to augment the dataset.</text:p>
      <text:p text:style-name="P85">In the first strategy, we have added a constant to each color channel of the image.</text:p>
      <text:p text:style-name="P86">Image in the slide shows this process, we have increased the value of one channel each time.</text:p>
      <text:p text:style-name="P87">10-2</text:p>
      <text:p text:style-name="P88">In the second strategy, we have split the color channels of the original image</text:p>
      <text:p text:style-name="P89">Three images in the second row are the value of 3 color channels of the original image</text:p>
      <text:p text:style-name="P90">10-3</text:p>
      <text:p text:style-name="P91">At the end of this process, we have six versions from an original image by applying 2 strategies. In total, we have obtained 2,051 images.</text:p>
      <text:p text:style-name="P92">Now, we will turn to the different steps of deep learning.</text:p>
      <text:p text:style-name="P93"/>
      <text:p text:style-name="P94">Slide 11</text:p>
      <text:p text:style-name="P95">Firstly, the model have been trained with 1,820 images in 5,000 epochs.</text:p>
      <text:p text:style-name="P96">During training, the cross validation method has been applied to select the training data.</text:p>
      <text:p text:style-name="P97">The momentum and the learning rate have been adjusted to the remaining number of epochs.</text:p>
      <text:p text:style-name="P98">Usually, the first performance of a CNN is appreciated from the loss values both in training and validation steps.</text:p>
      <text:p text:style-name="P99">The diagram shows the curves that we have obtained: the blue curve presents for the training loss and green curves is validation loss.</text:p>
      <text:p text:style-name="P100">It is considered as a good results because it shows that we don’t have the over-fitting between<text:s/>training and validation processes.</text:p>
      <text:p text:style-name="P101"/>
      <text:p text:style-name="P102">Slide 12</text:p>
      <text:p text:style-name="P103">12-1</text:p>
      <text:p text:style-name="P104">After the first results, we would like to evaluate our results in a statistical point of view.</text:p>
      <text:p text:style-name="P105">So, we have considered<text:s/>the<text:s/><text:s/>Pearson<text:s/>correlation<text:s/>scores<text:s/>between the coordinates of predicted and manual landmarks.</text:p>
      <text:p text:style-name="P106">The quality metrics measure the linear coefficient between the predicted and manual landmarks. <text:s/></text:p>
      <text:p text:style-name="P107">Table in this slide shows the coefficient on each dimension of 3 parts.</text:p>
      <text:p text:style-name="P108"><text:s/>From these scores, we can see that the quality of predicted coordinates are very precise.</text:p>
      <text:p text:style-name="P109"><text:s/></text:p>
      <text:p text:style-name="P110">12-2</text:p>
      <text:p text:style-name="P111">But in image processing, we would like to display the results on the images also.</text:p>
      <text:p text:style-name="P112">Images in this slide show the landmarks on the images: The yellow points are manual landmarks, which have been provided by the biologists, and the red<text:s/>points are predicted landmarks.</text:p>
      <text:p text:style-name="P113">We can clearly see that the landmarks in image a) are well set, while in image b) the predicted landmarks are less<text:s/><text:span text:style-name="T114">accurate</text:span>.</text:p>
      <text:p text:style-name="P115"/>
      <text:p text:style-name="P116">Slide 13</text:p>
      <text:p text:style-name="P117"><text:bookmark-start text:name="envc4ca4238a0b92782t6c7~09a6f7514MO"/><text:bookmark-end text:name="envc4ca4238a0b92782t6c7~09a6f7514MO"/>To have a correct assessment of predicted coordinates, we have calculated the distances<text:s/>between the predicted and manual landmarks in all images,</text:p>
      <text:p text:style-name="P118">Then, we ave computed average distances per landmark as we can see in the table.</text:p>
      <text:soft-page-break/>
      <text:p text:style-name="P119">The minimum distance is 4 pixels in the 1<text:span text:style-name="T120">st</text:span><text:s/>landmark.</text:p>
      <text:p text:style-name="P121">The worst distance is larger than 5 pixels in the 6<text:span text:style-name="T122">th</text:span><text:s/>landmark</text:p>
      <text:p text:style-name="P123">In the image processing point of view, these distances could be considered as not enough precise.</text:p>
      <text:p text:style-name="P124">So, we have decided to add another strategy to our model: transfer learning</text:p>
      <text:p text:style-name="P125"/>
      <text:p text:style-name="P126">Slide 14</text:p>
      <text:p text:style-name="P127">Transfer learning is a method in machine learning that re-uses a model which has been developed for a specific task/dataset to another task.</text:p>
      <text:p text:style-name="P128">And fine-tuning is known as a scenario of transfer learning. This is the technique that we have chosen<text:s/>to apply in our problem.</text:p>
      <text:p text:style-name="P129">Pre-train a model in thousand epochs is time-consuming. Fortunately, it is possible to get pre-trained models in some libraries, like Model Zoo in Caffe library.</text:p>
      <text:p text:style-name="P130"/>
      <text:p text:style-name="P131">Slide 15</text:p>
      <text:p text:style-name="P132">15 - 1</text:p>
      <text:p text:style-name="P133">Come back again to our problem, we have fine-tuned our data on some<text:s/>well-known<text:s/>pre-trained models, such as VGG-16, 19, ResNet50. But, the landmarks have been not improved.</text:p>
      <text:p text:style-name="P134"><text:s/>So, we have decided to<text:s/>use our model to pre-train<text:s/>but to change the pre-train data.</text:p>
      <text:p text:style-name="P135">Firstly, we train our model on a facial keypoint dataset to find 15 landmarks on the human face.</text:p>
      <text:p text:style-name="P136">Then, the pre-trained<text:s/>model has been used to fine-tune on each part of beetle.</text:p>
      <text:p text:style-name="P137"/>
      <text:p text:style-name="P138">Slide 16</text:p>
      <text:p text:style-name="P139">By doing the same evaluation way than previously, we have again calculated the average distance between the predicted and manual landmarks.</text:p>
      <text:p text:style-name="P140">The table in this slide shows the average distances of the two studying processes: with and without fine-tuning process.</text:p>
      <text:p text:style-name="P141">The results show that the quality of predicted landmarks have been clearly improved in the case of fine-tuning.</text:p>
      <text:p text:style-name="P142">For example, if we check again the best one which is the 1<text:span text:style-name="T143">st</text:span><text:s/>landmark,<text:s/>the average distance is improved around 25.3%.</text:p>
      <text:p text:style-name="P144"/>
      <text:p text:style-name="P145">Slide 17</text:p>
      <text:p text:style-name="P146">17-1</text:p>
      <text:p text:style-name="P147">In this slide, I show you the distribution of distances for the best result ( the landmarks 1<text:span text:style-name="T148">st</text:span><text:s/>)</text:p>
      <text:p text:style-name="P149">The left image is the distribution of distance when we trained the model from scratch, and the right side is the result when we apply fine-tuning.</text:p>
      <text:p text:style-name="P150">The blue line is the average distance, the red line is the standard deviation.</text:p>
      <text:p text:style-name="P151">In the case of fine-tuning, we can see that the distances are decreased and the number of errors is reduced.</text:p>
      <text:p text:style-name="P152">17-2</text:p>
      <text:p text:style-name="P153">And this is<text:s/>the distribution of distance on the worst result (landmark 6<text:span text:style-name="T154">th</text:span>). The results are also the same with the 1<text:span text:style-name="T155">st</text:span><text:s/>landmark.</text:p>
      <text:p text:style-name="P156"/>
      <text:p text:style-name="P157">Slide 18</text:p>
      <text:p text:style-name="P158">18-1:<text:s/><text:span text:style-name="T159">To conclude</text:span></text:p>
      <text:p text:style-name="P160">In this study, we have proposed a new CNN architecture based on Elementary blocks to predict the landmarks on<text:s/>three remaining set of beetle’s images.</text:p>
      <text:p text:style-name="P161">We have also proposed a specific method to augment our own dataset.</text:p>
      <text:p text:style-name="P162">For experiments, we have applied two techniques to test the model: training from scratch and fine-tuning. The last technique allows to claim that now we are able to predict landmarks automatically.</text:p>
      <text:soft-page-break/>
      <text:p text:style-name="P163">18-2</text:p>
      <text:p text:style-name="P164">We would like to test the other composition of EB to predict the landmarks: 4, 5.</text:p>
      <text:p text:style-name="P165">Because the well-known pre-trained models do not work with our problem. We would like to study more deeply how to<text:s/>design a pre-trained model depending the class of the problem to solv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WenQuanYi Micro Hei"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e Van Linh</dc:creator>
    <meta:creation-date>2018-05-04T16:07:00Z</meta:creation-date>
    <dc:date>2019-08-29T05:35:00Z</dc:date>
    <meta:print-date>2018-05-17T16:02:00Z</meta:print-date>
    <meta:template xlink:href="Normal" xlink:type="simple"/>
    <meta:editing-cycles>465</meta:editing-cycles>
    <meta:editing-duration>PT55200S</meta:editing-duration>
    <meta:document-statistic meta:page-count="5" meta:paragraph-count="21" meta:word-count="1646" meta:character-count="10684" meta:row-count="75" meta:non-whitespace-character-count="9059"/>
  </office:meta>
</office:document-meta>
</file>